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(480p,</text:p>
          </table:table-cell>
          <table:table-cell office:value-type="string">
            <text:p>SD)</text:p>
          </table:table-cell>
          <table:table-cell office:value-type="float" office:value="720">
            <text:p>720</text:p>
          </table:table-cell>
          <table:table-cell office:value-type="float" office:value="480">
            <text:p>480</text:p>
          </table:table-cell>
          <table:table-cell table:formula="of:=[.D3]/[.$F$2]" office:value-type="float" office:value="36">
            <text:p>36</text:p>
          </table:table-cell>
          <table:table-cell table:formula="of:=[.E3]/[.$F$2]"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(qHD)</text:p>
          </table:table-cell>
          <table:table-cell/>
          <table:table-cell office:value-type="float" office:value="960">
            <text:p>960</text:p>
          </table:table-cell>
          <table:table-cell office:value-type="float" office:value="540">
            <text:p>540</text:p>
          </table:table-cell>
          <table:table-cell table:formula="of:=[.D4]/[.$F$2]" office:value-type="float" office:value="48">
            <text:p>48</text:p>
          </table:table-cell>
          <table:table-cell table:formula="of:=[.E4]/[.$F$2]"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(720p,</text:p>
          </table:table-cell>
          <table:table-cell office:value-type="string">
            <text:p>HD)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table:formula="of:=[.D5]/[.$F$2]" office:value-type="float" office:value="64">
            <text:p>64</text:p>
          </table:table-cell>
          <table:table-cell table:formula="of:=[.E5]/[.$F$2]"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(WXGA)</text:p>
          </table:table-cell>
          <table:table-cell/>
          <table:table-cell office:value-type="float" office:value="1366">
            <text:p>1366</text:p>
          </table:table-cell>
          <table:table-cell office:value-type="float" office:value="768">
            <text:p>768</text:p>
          </table:table-cell>
          <table:table-cell table:formula="of:=[.D6]/[.$F$2]" office:value-type="float" office:value="68.3">
            <text:p>68.3</text:p>
          </table:table-cell>
          <table:table-cell table:formula="of:=[.E6]/[.$F$2]" office:value-type="float" office:value="38.4">
            <text:p>38.4</text:p>
          </table:table-cell>
        </table:table-row>
        <table:table-row table:style-name="ro1">
          <table:table-cell/>
          <table:table-cell office:value-type="string">
            <text:p>(HD+)</text:p>
          </table:table-cell>
          <table:table-cell/>
          <table:table-cell office:value-type="float" office:value="1600">
            <text:p>1600</text:p>
          </table:table-cell>
          <table:table-cell office:value-type="float" office:value="900">
            <text:p>900</text:p>
          </table:table-cell>
          <table:table-cell table:formula="of:=[.D7]/[.$F$2]" office:value-type="float" office:value="80">
            <text:p>80</text:p>
          </table:table-cell>
          <table:table-cell table:formula="of:=[.E7]/[.$F$2]"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(1080p,</text:p>
          </table:table-cell>
          <table:table-cell office:value-type="string">
            <text:p>FHD)</text:p>
          </table:table-cell>
          <table:table-cell table:style-name="ce2" office:value-type="float" office:value="1920">
            <text:p>1920</text:p>
          </table:table-cell>
          <table:table-cell table:style-name="ce3" office:value-type="float" office:value="1080">
            <text:p>1080</text:p>
          </table:table-cell>
          <table:table-cell table:style-name="ce3" table:formula="of:=[.D8]/[.$F$2]" office:value-type="float" office:value="96">
            <text:p>96</text:p>
          </table:table-cell>
          <table:table-cell table:style-name="ce3" table:formula="of:=[.E8]/[.$F$2]" office:value-type="float" office:value="54">
            <text:p>54</text:p>
          </table:table-cell>
        </table:table-row>
        <table:table-row table:style-name="ro1">
          <table:table-cell/>
          <table:table-cell office:value-type="string">
            <text:p>(1440p,</text:p>
          </table:table-cell>
          <table:table-cell office:value-type="string">
            <text:p>QHD)</text:p>
          </table:table-cell>
          <table:table-cell office:value-type="float" office:value="2560">
            <text:p>2560</text:p>
          </table:table-cell>
          <table:table-cell office:value-type="float" office:value="1440">
            <text:p>1440</text:p>
          </table:table-cell>
          <table:table-cell table:formula="of:=[.D9]/[.$F$2]" office:value-type="float" office:value="128">
            <text:p>128</text:p>
          </table:table-cell>
          <table:table-cell table:formula="of:=[.E9]/[.$F$2]"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(QHD+)</text:p>
          </table:table-cell>
          <table:table-cell/>
          <table:table-cell office:value-type="float" office:value="3200">
            <text:p>3200</text:p>
          </table:table-cell>
          <table:table-cell office:value-type="float" office:value="1800">
            <text:p>1800</text:p>
          </table:table-cell>
          <table:table-cell table:formula="of:=[.D10]/[.$F$2]" office:value-type="float" office:value="160">
            <text:p>160</text:p>
          </table:table-cell>
          <table:table-cell table:formula="of:=[.E10]/[.$F$2]"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(4K</text:p>
          </table:table-cell>
          <table:table-cell office:value-type="string">
            <text:p>UHD)</text:p>
          </table:table-cell>
          <table:table-cell office:value-type="float" office:value="3840">
            <text:p>3840</text:p>
          </table:table-cell>
          <table:table-cell office:value-type="float" office:value="2160">
            <text:p>2160</text:p>
          </table:table-cell>
          <table:table-cell table:formula="of:=[.D11]/[.$F$2]" office:value-type="float" office:value="192">
            <text:p>192</text:p>
          </table:table-cell>
          <table:table-cell table:formula="of:=[.E11]/[.$F$2]"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(5K</text:p>
          </table:table-cell>
          <table:table-cell office:value-type="string">
            <text:p>UHD+)</text:p>
          </table:table-cell>
          <table:table-cell office:value-type="float" office:value="5120">
            <text:p>5120</text:p>
          </table:table-cell>
          <table:table-cell office:value-type="float" office:value="2880">
            <text:p>2880</text:p>
          </table:table-cell>
          <table:table-cell table:formula="of:=[.D12]/[.$F$2]" office:value-type="float" office:value="256">
            <text:p>256</text:p>
          </table:table-cell>
          <table:table-cell table:formula="of:=[.E12]/[.$F$2]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(8K</text:p>
          </table:table-cell>
          <table:table-cell office:value-type="string">
            <text:p>UHD)</text:p>
          </table:table-cell>
          <table:table-cell office:value-type="float" office:value="7680">
            <text:p>7680</text:p>
          </table:table-cell>
          <table:table-cell office:value-type="float" office:value="4320">
            <text:p>4320</text:p>
          </table:table-cell>
          <table:table-cell table:formula="of:=[.D13]/[.$F$2]" office:value-type="float" office:value="384">
            <text:p>384</text:p>
          </table:table-cell>
          <table:table-cell table:formula="of:=[.E13]/[.$F$2]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(16K</text:p>
          </table:table-cell>
          <table:table-cell office:value-type="string">
            <text:p>UHD)</text:p>
          </table:table-cell>
          <table:table-cell office:value-type="float" office:value="15360">
            <text:p>15360</text:p>
          </table:table-cell>
          <table:table-cell office:value-type="float" office:value="8640">
            <text:p>8640</text:p>
          </table:table-cell>
          <table:table-cell table:formula="of:=[.D14]/[.$F$2]" office:value-type="float" office:value="768">
            <text:p>768</text:p>
          </table:table-cell>
          <table:table-cell table:formula="of:=[.E14]/[.$F$2]" office:value-type="float" office:value="432">
            <text:p>4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9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Burgos</meta:initial-creator>
    <meta:creation-date>2021-07-23T19:04:34.49</meta:creation-date>
    <dc:date>2021-07-23T19:42:42.54</dc:date>
    <dc:creator>Jordi Burgos</dc:creator>
    <meta:editing-duration>PT38M8S</meta:editing-duration>
    <meta:editing-cycles>2</meta:editing-cycles>
    <meta:generator>OpenOffice/4.1.10$Win32 OpenOffice.org_project/4110m2$Build-9807</meta:generator>
    <meta:document-statistic meta:table-count="3" meta:cell-count="69" meta:object-count="0"/>
  </office:meta>
</office:document-meta>
</file>